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9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89.15pt"/>
    </style:style>
    <style:style style:name="co4" style:family="table-column">
      <style:table-column-properties fo:break-before="auto" style:column-width="106.6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2.25pt"/>
    </style:style>
    <style:style style:name="co7" style:family="table-column">
      <style:table-column-properties fo:break-before="auto" style:column-width="86.4pt"/>
    </style:style>
    <style:style style:name="co8" style:family="table-column">
      <style:table-column-properties fo:break-before="auto" style:column-width="85.86pt"/>
    </style:style>
    <style:style style:name="co9" style:family="table-column">
      <style:table-column-properties fo:break-before="auto" style:column-width="66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ans"/>
    </style:style>
    <style:style style:name="ce13" style:family="table-cell" style:parent-style-name="Default"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93.8pt" svg:y="269.4pt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default-cell-style-name="ce12"/>
        <table:table-column table:style-name="co5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5" table:number-columns-repeated="1013" table:default-cell-style-name="ce12"/>
        <table:table-row table:style-name="ro1">
          <table:table-cell table:style-name="ce6" office:value-type="string" calcext:value-type="string">
            <text:p>Raw: 18544 <text:s text:c="3"/>sampled: 1867.529 <text:s text:c="2"/>given: 3800 <text:s text:c="2"/>gain: 2.03477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8544 <text:s text:c="3"/>sampled: 1867.529 <text:s text:c="2"/>given: 3800 <text:s text:c="2"/>gain: 2.03477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7570 <text:s text:c="3"/>sampled: 1769.44 <text:s text:c="2"/>given: 3600 <text:s text:c="2"/>gain: 2.03454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7570 <text:s text:c="3"/>sampled: 1769.44 <text:s text:c="2"/>given: 3600 <text:s text:c="2"/>gain: 2.03454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6592 <text:s text:c="3"/>sampled: 1670.947 <text:s text:c="2"/>given: 3400 <text:s text:c="2"/>gain: 2.03477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6592 <text:s text:c="3"/>sampled: 1670.947 <text:s text:c="2"/>given: 3400 <text:s text:c="2"/>gain: 2.03477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5615 <text:s text:c="3"/>sampled: 1572.556 <text:s text:c="2"/>given: 3200 <text:s text:c="2"/>gain: 2.03490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5615 <text:s text:c="3"/>sampled: 1572.556 <text:s text:c="2"/>given: 3200 <text:s text:c="2"/>gain: 2.03490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4639 <text:s text:c="3"/>sampled: 1474.265 <text:s text:c="2"/>given: 3000 <text:s text:c="2"/>gain: 2.03491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4639 <text:s text:c="3"/>sampled: 1474.265 <text:s text:c="2"/>given: 3000 <text:s text:c="2"/>gain: 2.03491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3664 <text:s text:c="3"/>sampled: 1376.074 <text:s text:c="2"/>given: 2800 <text:s text:c="2"/>gain: 2.03477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3664 <text:s text:c="3"/>sampled: 1376.074 <text:s text:c="2"/>given: 2800 <text:s text:c="2"/>gain: 2.03477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2687 <text:s text:c="3"/>sampled: 1277.682 <text:s text:c="2"/>given: 2600 <text:s text:c="2"/>gain: 2.03493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2687 <text:s text:c="3"/>sampled: 1277.682 <text:s text:c="2"/>given: 2600 <text:s text:c="2"/>gain: 2.03493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1712 <text:s text:c="3"/>sampled: 1179.492 <text:s text:c="2"/>given: 2400 <text:s text:c="2"/>gain: 2.03477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1712 <text:s text:c="3"/>sampled: 1179.492 <text:s text:c="2"/>given: 2400 <text:s text:c="2"/>gain: 2.03477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0737 <text:s text:c="3"/>sampled: 1081.302 <text:s text:c="2"/>given: 2200 <text:s text:c="2"/>gain: 2.03458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0737 <text:s text:c="3"/>sampled: 1081.302 <text:s text:c="2"/>given: 2200 <text:s text:c="2"/>gain: 2.034585</text:p>
          </table:table-cell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 office:value-type="float" office:value="2.034774" calcext:value-type="float">
            <text:p>2.034774</text:p>
          </table:table-cell>
          <table:table-cell table:number-columns-repeated="1023"/>
        </table:table-row>
        <table:table-row table:style-name="ro1">
          <table:table-cell table:style-name="ce7" office:value-type="float" office:value="2.034774" calcext:value-type="float">
            <text:p>2.034774</text:p>
          </table:table-cell>
          <table:table-cell table:number-columns-repeated="1023"/>
        </table:table-row>
        <table:table-row table:style-name="ro1">
          <table:table-cell table:style-name="ce7" office:value-type="float" office:value="2.034542" calcext:value-type="float">
            <text:p>2.034542</text:p>
          </table:table-cell>
          <table:table-cell table:number-columns-repeated="1023"/>
        </table:table-row>
        <table:table-row table:style-name="ro1">
          <table:table-cell table:style-name="ce7" office:value-type="float" office:value="2.034542" calcext:value-type="float">
            <text:p>2.034542</text:p>
          </table:table-cell>
          <table:table-cell table:number-columns-repeated="1023"/>
        </table:table-row>
        <table:table-row table:style-name="ro1">
          <table:table-cell table:style-name="ce7" office:value-type="float" office:value="2.034774" calcext:value-type="float">
            <text:p>2.034774</text:p>
          </table:table-cell>
          <table:table-cell table:number-columns-repeated="1023"/>
        </table:table-row>
        <table:table-row table:style-name="ro1">
          <table:table-cell table:style-name="ce7" office:value-type="float" office:value="2.034774" calcext:value-type="float">
            <text:p>2.034774</text:p>
          </table:table-cell>
          <table:table-cell table:number-columns-repeated="1023"/>
        </table:table-row>
        <table:table-row table:style-name="ro1">
          <table:table-cell table:style-name="ce7" office:value-type="float" office:value="2.034904" calcext:value-type="float">
            <text:p>2.034904</text:p>
          </table:table-cell>
          <table:table-cell table:number-columns-repeated="1023"/>
        </table:table-row>
        <table:table-row table:style-name="ro1">
          <table:table-cell table:style-name="ce7" office:value-type="float" office:value="2.034904" calcext:value-type="float">
            <text:p>2.034904</text:p>
          </table:table-cell>
          <table:table-cell table:number-columns-repeated="1023"/>
        </table:table-row>
        <table:table-row table:style-name="ro1">
          <table:table-cell table:style-name="ce7" office:value-type="float" office:value="2.034913" calcext:value-type="float">
            <text:p>2.034913</text:p>
          </table:table-cell>
          <table:table-cell table:number-columns-repeated="1023"/>
        </table:table-row>
        <table:table-row table:style-name="ro1">
          <table:table-cell table:style-name="ce7" office:value-type="float" office:value="2.034913" calcext:value-type="float">
            <text:p>2.034913</text:p>
          </table:table-cell>
          <table:table-cell table:number-columns-repeated="1023"/>
        </table:table-row>
        <table:table-row table:style-name="ro1">
          <table:table-cell table:style-name="ce7" office:value-type="float" office:value="2.034774" calcext:value-type="float">
            <text:p>2.034774</text:p>
          </table:table-cell>
          <table:table-cell table:number-columns-repeated="1023"/>
        </table:table-row>
        <table:table-row table:style-name="ro1">
          <table:table-cell table:style-name="ce7" office:value-type="float" office:value="2.034774" calcext:value-type="float">
            <text:p>2.034774</text:p>
          </table:table-cell>
          <table:table-cell table:number-columns-repeated="1023"/>
        </table:table-row>
        <table:table-row table:style-name="ro1">
          <table:table-cell table:style-name="ce7" office:value-type="float" office:value="2.034934" calcext:value-type="float">
            <text:p>2.034934</text:p>
          </table:table-cell>
          <table:table-cell table:number-columns-repeated="1023"/>
        </table:table-row>
        <table:table-row table:style-name="ro1">
          <table:table-cell table:style-name="ce7" office:value-type="float" office:value="2.034934" calcext:value-type="float">
            <text:p>2.034934</text:p>
          </table:table-cell>
          <table:table-cell table:number-columns-repeated="1023"/>
        </table:table-row>
        <table:table-row table:style-name="ro1">
          <table:table-cell table:style-name="ce7" office:value-type="float" office:value="2.034774" calcext:value-type="float">
            <text:p>2.034774</text:p>
          </table:table-cell>
          <table:table-cell table:number-columns-repeated="1023"/>
        </table:table-row>
        <table:table-row table:style-name="ro1">
          <table:table-cell table:style-name="ce7" office:value-type="float" office:value="2.034774" calcext:value-type="float">
            <text:p>2.034774</text:p>
          </table:table-cell>
          <table:table-cell table:number-columns-repeated="1023"/>
        </table:table-row>
        <table:table-row table:style-name="ro1">
          <table:table-cell table:style-name="ce7" office:value-type="float" office:value="2.034585" calcext:value-type="float">
            <text:p>2.034585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7" office:value-type="float" office:value="2.034585" calcext:value-type="float">
            <text:p>2.034585</text:p>
          </table:table-cell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 office:value-type="float" office:value="2.03473" calcext:value-type="float">
            <text:p>2.03473</text:p>
          </table:table-cell>
          <table:table-cell table:number-columns-repeated="1023"/>
        </table:table-row>
        <table:table-row table:style-name="ro1" table:number-rows-repeated="3">
          <table:table-cell table:style-name="ce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Default" office:value-type="string" calcext:value-type="string">
            <text:p>average samples 100A</text:p>
          </table:table-cell>
          <table:table-cell table:style-name="Default" office:value-type="string" calcext:value-type="string">
            <text:p>res values</text:p>
          </table:table-cell>
          <table:table-cell table:style-name="Default" office:value-type="string" calcext:value-type="string">
            <text:p>avg res values</text:p>
          </table:table-cell>
          <table:table-cell table:style-name="ce3" office:value-type="string" calcext:value-type="string">
            <text:p>calc current 100A</text:p>
          </table:table-cell>
          <table:table-cell table:style-name="Default" office:value-type="string" calcext:value-type="string">
            <text:p>Gain 100A</text:p>
          </table:table-cell>
          <table:table-cell table:style-name="ce3"/>
          <table:table-cell table:style-name="Default" office:value-type="string" calcext:value-type="string">
            <text:p>average samples 10A</text:p>
          </table:table-cell>
          <table:table-cell table:style-name="Default" office:value-type="string" calcext:value-type="string">
            <text:p>res values</text:p>
          </table:table-cell>
          <table:table-cell table:style-name="Default" office:value-type="string" calcext:value-type="string">
            <text:p>avg res values</text:p>
          </table:table-cell>
          <table:table-cell table:style-name="ce3" office:value-type="string" calcext:value-type="string">
            <text:p>calc current 10A</text:p>
          </table:table-cell>
          <table:table-cell table:style-name="Default" office:value-type="string" calcext:value-type="string">
            <text:p>Gain 10A</text:p>
          </table:table-cell>
          <table:table-cell table:number-columns-repeated="1013"/>
        </table:table-row>
        <table:table-row table:style-name="ro1">
          <table:table-cell table:style-name="ce4" office:value-type="float" office:value="2344.7355" calcext:value-type="float">
            <text:p>2344.7355</text:p>
          </table:table-cell>
          <table:table-cell table:style-name="ce13" office:value-type="float" office:value="50.0065" calcext:value-type="float">
            <text:p>50.0065</text:p>
          </table:table-cell>
          <table:table-cell table:style-name="ce4" office:value-type="float" office:value="50.0057" calcext:value-type="float">
            <text:p>50.0057</text:p>
          </table:table-cell>
          <table:table-cell table:style-name="ce13" table:formula="of:=2*[.C47]" office:value-type="float" office:value="100.0114" calcext:value-type="float">
            <text:p>100.0114</text:p>
          </table:table-cell>
          <table:table-cell table:style-name="ce13" table:formula="of:=[.D47]/[.A47]" office:value-type="float" office:value="0.042653595682754" calcext:value-type="float">
            <text:p>0.042653595682754</text:p>
          </table:table-cell>
          <table:table-cell table:style-name="ce13"/>
          <table:table-cell table:style-name="ce4" office:value-type="float" office:value="2196.955" calcext:value-type="float">
            <text:p>2196.955</text:p>
          </table:table-cell>
          <table:table-cell office:value-type="float" office:value="4.9339" calcext:value-type="float">
            <text:p>4.9339</text:p>
          </table:table-cell>
          <table:table-cell table:style-name="ce4" office:value-type="float" office:value="4.9332" calcext:value-type="float">
            <text:p>4.9332</text:p>
          </table:table-cell>
          <table:table-cell table:formula="of:=2*[.I47]" office:value-type="float" office:value="9.8664" calcext:value-type="float">
            <text:p>9.8664</text:p>
          </table:table-cell>
          <table:table-cell table:formula="of:=[.J47]/[.G47]" office:value-type="float" office:value="0.00449094314630932" calcext:value-type="float">
            <text:p>0.00449094314630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.0049" calcext:value-type="float">
            <text:p>50.0049</text:p>
          </table:table-cell>
          <table:table-cell table:number-columns-repeated="2"/>
          <table:table-cell table:style-name="ce13"/>
          <table:table-cell/>
          <table:table-cell table:style-name="ce13"/>
          <table:table-cell office:value-type="float" office:value="4.9329" calcext:value-type="float">
            <text:p>4.932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.0056" calcext:value-type="float">
            <text:p>50.0056</text:p>
          </table:table-cell>
          <table:table-cell table:number-columns-repeated="5"/>
          <table:table-cell office:value-type="float" office:value="4.9332" calcext:value-type="float">
            <text:p>4.9332</text:p>
          </table:table-cell>
          <table:table-cell table:number-columns-repeated="1016"/>
        </table:table-row>
        <table:table-row table:style-name="ro1">
          <table:table-cell table:style-name="ce13"/>
          <table:table-cell table:style-name="ce13" office:value-type="float" office:value="50.006" calcext:value-type="float">
            <text:p>50.006</text:p>
          </table:table-cell>
          <table:table-cell table:style-name="ce13" table:number-columns-repeated="4"/>
          <table:table-cell/>
          <table:table-cell office:value-type="float" office:value="4.9328" calcext:value-type="float">
            <text:p>4.9328</text:p>
          </table:table-cell>
          <table:table-cell table:number-columns-repeated="1016"/>
        </table:table-row>
        <table:table-row table:style-name="ro1" table:number-rows-repeated="3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style-name="ce13" table:number-columns-repeated="4"/>
          <table:table-cell table:style-name="ce16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style-name="ce13" table:number-columns-repeated="5"/>
          <table:table-cell table:number-columns-repeated="1018"/>
        </table:table-row>
        <table:table-row table:style-name="ro1" table:number-rows-repeated="25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style-name="ce13" table:number-columns-repeated="4"/>
          <table:table-cell/>
          <table:table-cell table:style-name="ce13"/>
          <table:table-cell table:number-columns-repeated="1017"/>
        </table:table-row>
        <table:table-row table:style-name="ro1" table:number-rows-repeated="39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style-name="ce13" table:number-columns-repeated="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13" table:number-columns-repeated="6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style-name="ce13" table:number-columns-repeated="4"/>
          <table:table-cell table:style-name="ce16"/>
          <table:table-cell table:number-columns-repeated="1018"/>
        </table:table-row>
        <table:table-row table:style-name="ro1" table:number-rows-repeated="123">
          <table:table-cell table:style-name="ce7"/>
          <table:table-cell table:number-columns-repeated="1023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 style:data-style-name="N2" text:time-value="11:12:39.2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0.2.1$Windows_X86_64 LibreOffice_project/f7f06a8f319e4b62f9bc5095aa112a65d2f3ac89</meta:generator>
    <dc:date>2019-07-03T11:41:28.058000000</dc:date>
    <meta:editing-duration>PT5H50M23S</meta:editing-duration>
    <meta:editing-cycles>106</meta:editing-cycles>
    <meta:document-statistic meta:table-count="1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1cm" svg:y="4.198cm" style:legend-expansion="high" chart:style-name="ch2"/>
        <chart:plot-area chart:style-name="ch3" table:cell-range-address="Sheet1.A21:Sheet1.A38" svg:x="0.32cm" svg:y="0.18cm" svg:width="12.471cm" svg:height="8.64cm">
          <chartooo:coordinate-region svg:x="1.629cm" svg:y="0.382cm" svg:width="10.97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4774">
                <text:p>2.034774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4774">
                <text:p>2.0347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4542">
                <text:p>2.034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4542">
                <text:p>2.0345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4774">
                <text:p>2.034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4774">
                <text:p>2.034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4904">
                <text:p>2.0349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4904">
                <text:p>2.0349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4913">
                <text:p>2.0349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4913">
                <text:p>2.0349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4774">
                <text:p>2.0347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4774">
                <text:p>2.0347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4934">
                <text:p>2.0349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4934">
                <text:p>2.0349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4774">
                <text:p>2.0347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4774">
                <text:p>2.0347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4585">
                <text:p>2.0345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4585">
                <text:p>2.0345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